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officeooo:rsid="00625a20" officeooo:paragraph-rsid="00152c72" style:font-size-asian="12pt" style:font-name-complex="Arial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paragraph-rsid="00152c72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fo:font-weight="bold" officeooo:rsid="006b1229" officeooo:paragraph-rsid="00152c72" style:font-size-asian="12pt" style:font-weight-asian="bold" style:font-name-complex="Arial" style:font-size-complex="12pt" style:font-weight-complex="bold"/>
    </style:style>
    <style:style style:name="P4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paragraph-rsid="00152c72" style:font-size-asian="12pt" style:font-name-complex="Arial2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1" fo:font-size="12pt" officeooo:paragraph-rsid="00152c72" style:font-size-asian="12pt" style:font-name-complex="Arial" style:font-size-complex="12pt" style:font-weight-complex="bold"/>
    </style:style>
    <style:style style:name="P6" style:family="paragraph" style:parent-style-name="Normal_20__28_Web_29_" style:list-style-name="L1">
      <style:text-properties style:use-window-font-color="true" style:font-name="Arial" fo:font-size="12pt" officeooo:rsid="005818ba" officeooo:paragraph-rsid="00152c72" style:font-size-asian="12pt" style:font-name-complex="Arial" style:font-size-complex="12pt"/>
    </style:style>
    <style:style style:name="P7" style:family="paragraph" style:parent-style-name="Normal_20__28_Web_29_" style:list-style-name="L1">
      <style:text-properties style:use-window-font-color="true" style:font-name="Arial" fo:font-size="12pt" officeooo:rsid="00625a20" officeooo:paragraph-rsid="00152c72" style:font-size-asian="12pt" style:font-name-complex="Arial" style:font-size-complex="12pt"/>
    </style:style>
    <style:style style:name="P8" style:family="paragraph" style:parent-style-name="Normal_20__28_Web_29_" style:list-style-name="L1">
      <style:text-properties style:use-window-font-color="true" style:font-name="Arial" fo:font-size="12pt" officeooo:rsid="0063c025" officeooo:paragraph-rsid="00152c72" style:font-size-asian="12pt" style:font-name-complex="Arial" style:font-size-complex="12pt"/>
    </style:style>
    <style:style style:name="P9" style:family="paragraph" style:parent-style-name="Normal_20__28_Web_29_">
      <style:text-properties style:use-window-font-color="true" style:font-name="Arial" fo:font-size="12pt" officeooo:rsid="00625a20" officeooo:paragraph-rsid="00152c72" style:font-size-asian="12pt" style:font-name-complex="Arial" style:font-size-complex="12pt" style:font-weight-complex="bold"/>
    </style:style>
    <style:style style:name="P10" style:family="paragraph" style:parent-style-name="Normal_20__28_Web_29_" style:list-style-name="L1" style:master-page-name="">
      <style:paragraph-properties style:page-number="auto"/>
      <style:text-properties style:use-window-font-color="true" style:font-name="Arial" fo:font-size="12pt" officeooo:rsid="005818ba" officeooo:paragraph-rsid="00152c72" style:font-size-asian="12pt" style:font-name-complex="Arial" style:font-size-complex="12pt"/>
    </style:style>
    <style:style style:name="T1" style:family="text">
      <style:text-properties officeooo:rsid="0063c025"/>
    </style:style>
    <style:style style:name="T2" style:family="text">
      <style:text-properties officeooo:rsid="006f4506"/>
    </style:style>
    <style:style style:name="T3" style:family="text">
      <style:text-properties officeooo:rsid="0084f092"/>
    </style:style>
    <style:style style:name="T4" style:family="text">
      <style:text-properties officeooo:rsid="006e30d5"/>
    </style:style>
    <style:style style:name="T5" style:family="text">
      <style:text-properties officeooo:rsid="00598c8f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15028460434114352" text:style-name="L1">
        <text:list-item>
          <text:p text:style-name="P10">W<text:span text:style-name="T3">hich feature was NOT included in </text:span>Java language stable version in year 2014.</text:p>
          <text:list>
            <text:list-item>
              <text:p text:style-name="P6">Lambda expressions</text:p>
            </text:list-item>
            <text:list-item>
              <text:p text:style-name="P6">SSLv3 <text:span text:style-name="T4">protocol is </text:span>disabled by default</text:p>
            </text:list-item>
            <text:list-item>
              <text:p text:style-name="P6">Unsigned <text:span text:style-name="T5">i</text:span>nteger arithmetic, <text:span text:style-name="T5">but no separate unsigned integer type</text:span></text:p>
            </text:list-item>
            <text:list-item>
              <text:p text:style-name="P6">Removed Permanent generation heap <text:span text:style-name="T2">in JVM</text:span></text:p>
            </text:list-item>
          </text:list>
        </text:list-item>
      </text:list>
      <text:p text:style-name="P9"/>
      <text:p text:style-name="P1"/>
      <text:p text:style-name="P3"/>
      <text:p text:style-name="P2"/>
      <text:list xml:id="list101224015427301" text:continue-numbering="true" text:style-name="L1">
        <text:list-item>
          <text:list>
            <text:list-header>
              <text:p text:style-name="P4"/>
            </text:list-header>
          </text:list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6-08-14T16:31:55.981562789</meta:creation-date>
    <dc:date>2016-08-26T10:12:22.719220827</dc:date>
    <dc:creator>Valdis Vītoliņš</dc:creator>
    <meta:editing-duration>PT53M10S</meta:editing-duration>
    <meta:editing-cycles>2</meta:editing-cycles>
    <meta:generator>LibreOffice/5.2.0.4$Linux_X86_64 LibreOffice_project/20m0$Build-4</meta:generator>
    <meta:document-statistic meta:table-count="0" meta:image-count="0" meta:object-count="0" meta:page-count="1" meta:paragraph-count="5" meta:word-count="41" meta:character-count="248" meta:non-whitespace-character-count="217"/>
  </office:meta>
</office:document-meta>
</file>